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uk" fo:country="UA" style:font-size-asian="14pt" style:font-size-complex="14pt"/>
    </style:style>
    <style:style style:name="P2" style:family="paragraph" style:parent-style-name="Standard">
      <style:paragraph-properties fo:text-align="center" style:justify-single-word="false"/>
      <style:text-properties fo:font-size="14pt" fo:language="uk" fo:country="UA" fo:font-weight="bold" style:font-size-asian="14pt" style:font-weight-asian="bold" style:font-size-complex="14pt" style:font-weight-complex="bold"/>
    </style:style>
    <style:style style:name="P3" style:family="paragraph" style:parent-style-name="Standard">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center" style:justify-single-word="false"/>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center" style:justify-single-word="false"/>
      <style:text-properties fo:font-size="14pt" fo:language="uk" fo:country="UA"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000000" style:font-name="Times New Roman1" fo:font-size="14pt" fo:letter-spacing="normal" fo:font-style="normal" fo:font-weight="normal" style:font-size-asian="14pt" style:font-weight-asian="normal" style:font-size-complex="14pt" style:font-weight-complex="normal"/>
    </style:style>
    <style:style style:name="T5" style:family="text">
      <style:text-properties fo:color="#000000" style:font-name="Times New Roman1" fo:font-size="14pt" fo:language="uk" fo:country="UA" fo:font-style="normal" fo:font-weight="normal" style:font-size-asian="14pt" style:font-style-asian="normal" style:font-weight-asian="normal" style:font-size-complex="14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Семінар 1</text:p>
      <text:p text:style-name="P1"><text:span text:style-name="T2"><text:tab/>Питання 1. Історичні етапи педагогіки </text:span></text:p>
      <text:p text:style-name="P5"/>
      <text:p text:style-name="P5">Назву педагогіка отримала від грецьких слів «пайдос» – дитя та «его» – вести. У дослівному перекладі слово «педагогіка» означає «дітоведення». У Давній Греції педагогом називали раба, який супроводжував дитину господаря до школи, прислуговував їй на заняттях і поза ними. З розвитком суспільства роль педагога істотно змінилася, переосмислилося і саме поняття, воно почало використовуватися в ширшому сенсі для позначення мистецтва вести особистість по життю – навчати, виховувати, розвивати духовно та фізично. Сучасне визначення педагогіці як науці: педагогіка–це наука про виховання, навчання та розвиток людини упродовж усього життя.</text:p>
      <text:p text:style-name="P5"/>
      <text:p text:style-name="P5">У своєму історичному розвитку педагогіка пройшла кілька етапів. </text:p>
      <text:p text:style-name="P5"/>
      <text:p text:style-name="P5">I-й етап розвитку педагогіки – донауковий.</text:p>
      <text:p text:style-name="P5"/>
      <text:p text:style-name="P5">Елементи педагогіки з’явилися із зародженням виховання на ранньому етапі розвитку суспільства. До нас вони дійшли у вигляді прислів’їв, приказок, афоризмів, крилатих виразів. З появою писемності народні думки почали носити характер рад, правил і рекомендацій. Так зародилася народна педагогіка.</text:p>
      <text:p text:style-name="P5"/>
      <text:p text:style-name="P5">Особливості педагогічної діяльності:</text:p>
      <text:p text:style-name="P5"/>
      <text:p text:style-name="P5">Виховання не виділяється в особливу область соціальної діяльності людини. Виховання, навчання, освіта відбуваються в рамках щоденної побутової діяльності та спілкування представників різних поколінь. Перші вчителі – батьки, провідна роль належить жінці-матері. Надалі громада доручала освітню справу так званим «пестунам» та «годувальникам».</text:p>
      <text:p text:style-name="P5"/>
      <text:p text:style-name="P5">Наступною історичною формою стало поєднання педагогічної та основної діяльності. Зокрема у різних народів це були жерці-освітяни, ремісники-педагоги, воїни-вчителі, мандрівники-філософи. У Давньоруській державі педагогів звали «майстрами», «книжниками», «статутодержателями».</text:p>
      <text:p text:style-name="P5"/>
      <text:p text:style-name="P5">Особливості теоретичного осмислення:</text:p>
      <text:p text:style-name="P5"/>
      <text:p text:style-name="P7"><text:span text:style-name="T3">Відбувається накопичення емпіричного досвід</text:span><text:span text:style-name="T5">у (</text:span><text:span text:style-name="T4">все те, що отримано на практиці, засноване на досвіді, спостереженні)</text:span><text:span text:style-name="T5">, й</text:span><text:span text:style-name="T3">ого узагальнення.</text:span></text:p>
      <text:p text:style-name="P5"/>
      <text:p text:style-name="P5">Емпіричний досвід знайшов своє відображення в прислів’ях, казках, легендах, міфах, піснях і т. і.</text:p>
      <text:p text:style-name="P5"/>
      <text:p text:style-name="P5"/>
      <text:p text:style-name="P5"/>
      <text:p text:style-name="P5"><text:soft-page-break/>II етап розвитку педагогіки – формування теоретичних концепцій.</text:p>
      <text:p text:style-name="P5"/>
      <text:p text:style-name="P5">Спочатку педагогічні знання були елементом філософії. З накопиченням фактів були зроблені спроби узагальнення досвіду виховання, виділення теоретичних витоків і зроблені перші педагогічні узагальнення, що дали початок педагогіці як науці. Першими теоретиками були давньогрецькі мислителі Сократ (469-399 рр. до н.е.), Платон (427-347 рр. до н.е.), Аристотель (384-322 рр. до н.е.), в працях яких відбиті ідеї і положення, пов'язані з вихованням людини, формуванням її особистості. Сократом був розроблений і широко упроваджений в практику один з перших методичних прийомів навчання і виховання – метод питально-відповідного навчання («сократичний метод»). Суть сократичного методу полягає в послідовній постановці питань таким чином, щоб, надаючи відповіді на них, той, хто навчається, сам приходив до певних думок.</text:p>
      <text:p text:style-name="P5"/>
      <text:p text:style-name="P5">Ідеї Сократа в подальшому вдосконалив його учень, філософ Платон. У трактаті «Про державу» Платон розробив систему освіти і виховання, яка повинна була служити зміцненню «ідеальної держави». Відповідно до концепції Платона всі люди ділилися на три групи. Завдання системи виховання і навчання полягало в тому, щоб забезпечити кожній групі якнайкраще виконання її функцій. Група землеробів повинна була отримувати виробничі навички. Воїни і правителі спочатку повинні пройти курс фізичного виховання – гімнастики, а потім вивчати такі предмети, як читання, рахунок. Це був підготовчий етап до заняття поезією і музикою. Вершиною освіти Платон вважав заняття діалектикою, вивчення якої повинно починатися після засвоєння гімнастики, музики і математики. Важливою заслугою вченого є відкриття біля Афін парипатетичної школи – Академії.</text:p>
      <text:p text:style-name="P5"/>
      <text:p text:style-name="P5">Педагогічні погляди Платона знайшли подальший розвиток в працях Аристотеля, який приділяв велику увагу вихованню етичних чеснот. Він вважав, що чеснота не дається людям від природи, хоча природа сприяє цьому. Головними є зусилля самої людини, її діяльність і спілкування. В цілому Аристотель розглядав виховання як єдність фізичного, етичного і розумового вдосконалення людини. Біля 18 років філософ відвідував Академію Платона. В подальшому він заснував свою школу – Лікей.</text:p>
      <text:p text:style-name="P5"/>
      <text:p text:style-name="P5">Своєрідним підсумком розвитку античної педагогічної думки став трактат «Про освіту оратора» римського філософа і педагога Квінтіліана. Праця Квінтіліана довгий час була основною книгою по педагогіці.</text:p>
      <text:p text:style-name="P5"/>
      <text:p text:style-name="P5">У період Середньовіччя церква монополізувала духовне життя суспільства, надавши вихованню релігійну спрямованість. Релігійний світогляд пронизував всі сфери особистого і суспільного життя. Виховання і освіта носили конфесійний характер. Ідея про всебічний розвиток особи, висунута в античний період, була забута. Відповідно до основної установки середньовічного світогляду про «порятунок» людської душі на перший план у вихованні вийшли <text:soft-page-break/>ідеї релігійного аскетизму. Основною формою виховання стала церковна проповідь. Серед діячів церкви, що певною мірою впливали на формування педагогічної думки, були такі філософи, як Августин (354-430 р.р.) та теолог Фома Аквінський (1225-1274 рр.). Непорушні принципи догматичного вчення, характерні для цього періоду, існували декілька століть.</text:p>
      <text:p text:style-name="P5"/>
      <text:p text:style-name="P5">Значний етап в розвитку педагогічної думки пов'язано з епохою Відродження (XIV-XVI ст). В цей час відбувається повернення педагогічної думки до спадщини античності, до відродження античної культури. Педагогіка епохи Відродження була націлена на відновлення класичної освіти, на нову оцінку людини, її можливостей та здібностей. Гуманісти епохи Відродження були повні віри в безмежні можливості людини. Згідно їх точці зору людина – це центр Всесвіту. Одна з ключових ідей педагогіки Відродження – природність земних радощів і плотської насолоди людини. В педагогіці цього періоду акцент знову робиться на фізичний розвиток людини. Серед основних завдань виховання – виховання гармонійно розвиненої особистості.</text:p>
      <text:p text:style-name="P5"/>
      <text:p text:style-name="P5">Епоха Відродження дала ряд яскравих мислителів, педагогів-гуманістів. </text:p>
      <text:p text:style-name="P5"/>
      <text:p text:style-name="P5">Мішель Монтень (1533-1592) в своєму відомому творі «Досліди» скептично оцінює релігійне вчення про божественне провидіння і наголошує на невичерпних можливостях людини. Цікаві його ідеї щодо розвитку людини. Монтень розглядає дитину не як зменшену копію дорослого, а як природну індивідуальність, яка від народження володіє первозданною чистотою.</text:p>
      <text:p text:style-name="P5"/>
      <text:p text:style-name="P5">Голландець Еразм Роттердамський (1467-1536) в педагогічному трактаті «Про первинне виховання дітей» пише про необхідність поєднання античної і християнської традицій при виробленні педагогічних ідеaлів. На його думку, в основі виховання повинен знаходитись принцип активності, а до виховання слід приступати з перших років життя дитини. Програма навчання не повинна надмірно обтяжувати, щоб тим самим не відбивати бажання вчитися.</text:p>
      <text:p text:style-name="P5"/>
      <text:p text:style-name="P5">Особливості педагогічної діяльності:</text:p>
      <text:p text:style-name="P5"/>
      <text:p text:style-name="P5">у межах розподілу праці з’являються школи, формуються системи освіти як окремого соціального інституту.</text:p>
      <text:p text:style-name="P5"/>
      <text:p text:style-name="P5">Особливості теоретичного осмислення:</text:p>
      <text:p text:style-name="P5"/>
      <text:p text:style-name="P5">в межах філософії виникають перші теоретичні концепції навчання та виховання.</text:p>
      <text:p text:style-name="P5"/>
      <text:p text:style-name="P5">Де відображено результати:</text:p>
      <text:p text:style-name="P5"/>
      <text:p text:style-name="P5">твори філософів: античних (Платон, Сократ, Аристотель, Демокрит, Квінтіліан, <text:soft-page-break/>Плутарх) та середньовічних (Ф. Аквінський, Т. Кампанелла Т. Мор, Ф. Рабле, Е. Роттердамський, М. Монтень).</text:p>
      <text:p text:style-name="P5"/>
      <text:p text:style-name="P5">III етап розвитку педагогіки – науковий (з ХVІІ ст.).</text:p>
      <text:p text:style-name="P5"/>
      <text:p text:style-name="P5">Педагогіка XVII сторіччя значною мірою реалізувала ідеї англійського філософа Френсиса Бекона (1561-1626). Його провідна ідея «Знання-сила». За цих часів акцент робиться на досвід, емпіричне пізнання реального світу.</text:p>
      <text:p text:style-name="P5"/>
      <text:p text:style-name="P5">Особливе місце серед теоретиків педагогіки Нового часу займає великий чеський педагог Ян Амос Коменський (1592-1670). З його ім'ям пов’язано виділення педагогіки з філософії і оформлення її в самостійну науку. У працях Я. А. Коменського вперше визначено предмет, завдання і основні категорії педагогіки, сформульовано і розкрито ідею загального навчання всіх дітей незалежно від соціального положення батьків, статі, релігійної належності. Демократичні ідеї відбито в роботі «Велика дидактика», написаною на досвіді народних шкіл південно–західних земель Русі, а також чеських і словацьких шкіл. Велика заслуга Я. А. Коменського в тому, що ним вперше були розроблені основи класно–урочної системи. Він був упевнений, що при відповідній організації навчально–виховного процесу будь–яка дитина може зійти на «найвищий рівень сходів освіти». Багато ідей Я. А. Коменського не втратили свою актуальність і сьогодні. Запропоновані ним принципи, методи, форми навчання (класно-урочна система, принцип природовідповідності і інші) увійшли до золотого фонду педагогічної теорії.</text:p>
      <text:p text:style-name="P5"/>
      <text:p text:style-name="P5">Англійський філософ і педагог Джон Локк (1632-1704) зосередив головну увагу на теорії виховання. Заперечуючи наявність природжених якостей у дітей, він уподібнює їх «чистій дошці», на якій можна писати що завгодно, вказуючи тим самим на велику силу виховання. У роботі «Думки про виховання» він викладає погляди на виховання джентльмена.</text:p>
      <text:p text:style-name="P5"/>
      <text:p text:style-name="P5">Передові французькі мислителі Д. Дідро (1713-1784), Л. Гольбах (1723-1789), Ж.-Ж. Руссо (1712-1778), швейцарський педагог Й. Г. Песталоцці (1746-1827) вели боротьбу з догматизмом, висунули положення про вирішальну роль виховання і середовища у формуванні особистості. Жан-Жак Руссо став засновником теорії «вільного виховання». На його думку, виховання не повинно заважати розвитку, а тому слід надавати дітям повну свободу, пристосовуючись до їх схильностей і інтересів. У основі педагогічної теорії Ж.-Ж. Руссо лежить принцип природного виховання, тобто виховання відповідно до вимог природи людини. Йоганн Генріх Песталоцці стверджував, що мета навчання полягає в гармонійному розвитку всіх сил і здібностей людини, при визначенні основ освіти слід спиратися на знання людської психіки.</text:p>
      <text:p text:style-name="P5"/>
      <text:p text:style-name="P5">Значний внесок в розвиток педагогічної науки вніс Микола Іванович Пирогов (1810-1881), який виступив з передовими ідеями про суть і призначення <text:soft-page-break/>загальнолюдського виховання. Костянтина Дмитровича Ушинського (1824-1871) вважають засновником наукової педагогіки. Він підтримував традицію просвітительства, спрямовану на пошук педагогічних рішень соціально-політичних проблем. К. Д. Ушинський стояв за демократизацію освіти, за рівні права всіх прошарків суспільства. Особливе значення він надавав етичному вихованню, основою якого вважав релігію. Релігію він розумів перш за все як основу етичної чистоти. Ним створені капітальна праця по педагогіці «Людина як предмет виховання», підручники для початкової школи «Рідне слово» і «Дитячий світ», методичні посібники для вчителів. К.Д.Ушинський зробив спробу створення педагогічної антропології. У його роботах розглядаються найважливіші проблеми дидактики, трудового виховання, школоведення.</text:p>
      <text:p text:style-name="P5"/>
      <text:p text:style-name="P5">Антон Семенович Макаренко (1888-1939) висунув і перевірив на практиці принципи створення і педагогічного керівництва дитячим колективом, розробив методики трудового і родинного виховання, формування свідомої дисципліни. </text:p>
      <text:p text:style-name="P5"/>
      <text:p text:style-name="P5">В подальшому істотний вклад в розвиток педагогічної науки вніс Василь Олександрович Сухомлинський (1918-1970), який досліджував моральні проблеми виховання молоді. Багато його дидактичних порад зберігають своє значення в наш час при осмисленні сучасних шляхів розвитку педагогічної думки і освіти. Вдосконалення виховання молоді на основі демократичної педагогіки Сухомлинського означає: визнання особистості людини базовим компонентом навчально-виховного процесу, об’єктом і суб’єктом навчання і виховання; гуманне спілкування між людьми, створення умов для самовираження, самоствердження і самодіяльності людини.</text:p>
      <text:p text:style-name="P5"/>
      <text:p text:style-name="P5">Узагальнимо особливості цього етапу.</text:p>
      <text:p text:style-name="P5"/>
      <text:p text:style-name="P5">– Особливості педагогічної діяльності: поява масових шкіл для представників усіх верств населення.</text:p>
      <text:p text:style-name="P5"/>
      <text:p text:style-name="P5">– Особливості теоретичного осмислення:</text:p>
      <text:p text:style-name="P5"/>
      <text:p text:style-name="P5">педагогіка виділяється у самостійну науку, предметом якої стають закономірності навчання та виховання.</text:p>
      <text:p text:style-name="P5"/>
      <text:p text:style-name="P5">IV етап етап розвитку педагогіки – сучасний. </text:p>
      <text:p text:style-name="P5"/>
      <text:p text:style-name="P5">– Особливості педагогічної діяльності:</text:p>
      <text:p text:style-name="P5"/>
      <text:p text:style-name="P5">інтеграція та диференціація, поява технологічного підходу в освіті.</text:p>
      <text:p text:style-name="P5"/>
      <text:p text:style-name="P5">Особливості теоретичного осмислення: використання міждисциплінарних підходів, серед яких:</text:p>
      <text:p text:style-name="P5"/>
      <text:p text:style-name="P5"><text:soft-page-break/>• діяльнісний підхід;</text:p>
      <text:p text:style-name="P5"/>
      <text:p text:style-name="P5">• системний підхід;</text:p>
      <text:p text:style-name="P5"/>
      <text:p text:style-name="P5">• кібернетичний підхід.</text:p>
      <text:p text:style-name="P5"/>
      <text:p text:style-name="P5">Сучасна педагогічна наука розвивається, спираючись на такі джерела розвитку педагогіки:</text:p>
      <text:p text:style-name="P5"/>
      <text:p text:style-name="P5">– практична діяльність;</text:p>
      <text:p text:style-name="P5"/>
      <text:p text:style-name="P5">– народна педагогіка;</text:p>
      <text:p text:style-name="P5"/>
      <text:p text:style-name="P5">– наукові дослідження;</text:p>
      <text:p text:style-name="P5"/>
      <text:p text:style-name="P5">– висновки інших наук і результати міждисциплінарних досліджень;</text:p>
      <text:p text:style-name="P5"/>
      <text:p text:style-name="P5">– педагогічна спадщина;</text:p>
      <text:p text:style-name="P5"/>
      <text:p text:style-name="P5">– передовий педагогічний досвід;</text:p>
      <text:p text:style-name="P5"/>
      <text:p text:style-name="P5">– художні твори про виховання.</text:p>
      <text:p text:style-name="P5"/>
      <text:p text:style-name="P5">Отже, педагогіка як наука пройшла складний шлях розвитку.</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Семінар 2</text:p>
      <text:p text:style-name="P4"><text:tab/><text:span text:style-name="T2">Питання 1. Поняття про метод. Класифікація методів науково-педагогічних досліджень.</text:span></text:p>
      <text:p text:style-name="P5"/>
      <text:p text:style-name="P5">Метод - певний систематизований комплекс прийомів, процедур, які застосовуються дослідником для досягнення поставленої мети.</text:p>
      <text:p text:style-name="P5"/>
      <text:p text:style-name="P5">Метод розглядається також як сукупність прийомів практичного або теоретичного засвоєння педагогічної дійсності.</text:p>
      <text:p text:style-name="P5"/>
      <text:p text:style-name="P5">У педагогічних дослідженнях застосовується, як правило, не один окремий метод, а їх сукупність.</text:p>
      <text:p text:style-name="P5"/>
      <text:p text:style-name="P5">Існує ряд класифікацій методів наукового дослідження. Найбільш загальним є поділ методів на дві групи:</text:p>
      <text:p text:style-name="P5"/>
      <text:p text:style-name="P5">1. Емпіричні методи, які використовуються для нагромадження фактичного матеріалу за досліджуваною проблемою; вони служать для фіксації явищ, їх опису, виявлення помітних зв’язків між досліджуваними явищами та процесами. Донедавна всі автори об’єднували емпіричні методи в єдину групу. Останнім часом у науковій літературі спираються на класифікацію В.І.Загвязінського, який поділяє емпіричні методи на дві підгрупи:</text:p>
      <text:p text:style-name="P5"/>
      <text:p text:style-name="P5">1.1. Робочі, часткові методи, до яких відносять: вивчення літератури, документів і результатів діяльності; спостереження; опитування (усне і письмове); метод експертних оцінок; тестування.</text:p>
      <text:p text:style-name="P5"/>
      <text:p text:style-name="P5">1.2. Комплексні, загальні методи, які будуються на основі використання одного чи кількох часткових методів: обстеження, моніторинг, вивчення результатів і продуктів діяльності школярів, вивчення й узагальнення педагогічного досвіду, дослідна педагогічна робота, педагогічний експеримент.</text:p>
      <text:p text:style-name="P5"/>
      <text:p text:style-name="P5">2. Теоретичні методи - спрямовані на створення теоретичних узагальнень та формулювань закономірностей досліджуваних явищ. Група цих методів включає в себе аналіз та синтез, індукцію та дедукцію, моделювання, узагальнення, формалізацію, абстрагування та ін.</text:p>
      <text:p text:style-name="P5"/>
      <text:p text:style-name="P5">Відповідно до логіки педагогічного дослідження методи поділяють на такі три основні групи:</text:p>
      <text:p text:style-name="P5"/>
      <text:p text:style-name="P5">· методи нагромадження фактів - призначені для збирання емпіричних даних (вивчення літературних джерел, документів та продуктів діяльності, спостереження, опитування тощо);</text:p>
      <text:p text:style-name="P5"/>
      <text:p text:style-name="P5">· методи узагальнення та осмислення зібраних фактів - аналіз та синтез, <text:soft-page-break/>порівняння та аналогія, моделювання та ін;</text:p>
      <text:p text:style-name="P5"/>
      <text:p text:style-name="P5">· методи перевірки та уточнення положень і попередніх висновків - експериментальна робота як сукупність методів.</text:p>
      <text:p text:style-name="P5"/>
      <text:p text:style-name="P5">Характеристика окремих методів педагогічного дослідження</text:p>
      <text:p text:style-name="P5"/>
      <text:p text:style-name="P5">Найчастіше в педагогічних дослідженнях використовують такі методи:</text:p>
      <text:p text:style-name="P5"/>
      <text:p text:style-name="P5">Метод педагогічного спостереження — спеціально організоване сприймання педагогічного процесу в природних умовах. </text:p>
      <text:p text:style-name="P5"/>
      <text:p text:style-name="P5">Метод бесіди — джерело і спосіб пізнання педагогічного явища через безпосереднє спілкування з особами, яких дослідник вивчає в природних умовах. Різновид бесіди — інтерв'ю. </text:p>
      <text:p text:style-name="P5"/>
      <text:p text:style-name="P5">Метод анкетування — дає змогу підвищити об'єктивність інформації про педагогічні факти, явища, процеси, їх типовість, оскільки передбачає отримання інформації від якнайбільшої кількості опитаних.</text:p>
      <text:p text:style-name="P5"/>
      <text:p text:style-name="P5">Метод педагогічного експерименту — науково поставлений дослід організації педагогічного процесу в точно враховуваних умовах. </text:p>
      <text:p text:style-name="P5"/>
      <text:p text:style-name="P5">Метод рейтингу — оцінка окремих сторін діяльності компетентними суддями (експертами). <text:s/></text:p>
      <text:p text:style-name="P5"/>
      <text:p text:style-name="P5">Метод узагальнення незалежних характеристик — узагальнення відомостей про учнів, отриманих за допомогою інших методів, зіставлення цих відомостей, їх осмислення.</text:p>
      <text:p text:style-name="P5"/>
      <text:p text:style-name="P5">Метод психолого-педагогічного тестування — випробування учня на певний рівень знань, умінь або загальну інтелектуальну розвиненість за допомогою карток, малюнків, задач-шарад, ребусів, кросвордів, запитань.</text:p>
      <text:p text:style-name="P5"/>
      <text:p text:style-name="P5">Метод соціометрії — вивчення структури і стилю взаємин у колективі (запозичений із соціології). </text:p>
      <text:p text:style-name="P5"/>
      <text:p text:style-name="P5">Метод аналізу результатів діяльності учня — аналіз результатів різних видів діяльності учня (передусім успішності, виконання громадських доручень, участі в конкурсах та ін.), який допомагає скласти уявлення про нього за реальними справами. </text:p>
      <text:p text:style-name="P5"/>
      <text:p text:style-name="P5">Важливими у педагогічних дослідженнях є й наступні математичні методи.</text:p>
      <text:p text:style-name="P5"/>
      <text:p text:style-name="P5">Метод реєстрування — виявлення певної якості в явищах даного класу і <text:soft-page-break/>обрахування за наявністю або відсутністю її (наприклад, кількості скоєних учнями негативних вчинків).</text:p>
      <text:p text:style-name="P5"/>
      <text:p text:style-name="P5">Метод ранжування — розміщення зафіксованих показників у певній послідовності (зменшення чи збільшення), визначення місця в цьому ряду об'єктів (наприклад, складання списку учнів залежно від рівня успішності та ін.).</text:p>
      <text:p text:style-name="P5"/>
      <text:p text:style-name="P5">Метод моделювання — створення й дослідження моделей.</text:p>
      <text:p text:style-name="P5"/>
      <text:p text:style-name="P5">Теоретичні методи (аналіз, синтез, узагальнення, порівняння, висновки) становлять особливу групу методів педагогічного дослідження.</text:p>
      <text:p text:style-name="P5"/>
      <text:p text:style-name="P5"><text:span text:style-name="T1">Висновок</text:span>. Метод - певний систематизований комплекс прийомів, процедур, які застосовуються дослідником для досягнення поставленої мети. Метод розглядається також як сукупність прийомів практичного або теоретичного засвоєння педагогічної дійсності.</text:p>
      <text:p text:style-name="P5">У педагогічних дослідженнях застосовується, як правило, не один окремий метод, а їх сукупність.</text:p>
      <text:p text:style-name="P5">Емпіричні методи, які використовуються для нагромадження фактичного матеріалу за досліджуваною проблемою; вони служать для фіксації явищ, їх опису, виявлення помітних зв’язків між досліджуваними явищами та процесами.</text:p>
      <text:p text:style-name="P5">Теоретичні методи - спрямовані на створення теоретичних узагальнень та формулювань закономірностей досліджуваних явищ. Група цих методів включає в себе аналіз та синтез, індукцію та дедукцію, моделювання, узагальнення, формалізацію, абстрагування та і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8M36S</meta:editing-duration>
    <meta:editing-cycles>8</meta:editing-cycles>
    <meta:generator>OpenOffice/4.1.13$Win32 OpenOffice.org_project/4113m1$Build-9810</meta:generator>
    <dc:date>2023-02-25T14:39:51.44</dc:date>
    <dc:creator>Olia Kravets</dc:creator>
    <meta:document-statistic meta:table-count="0" meta:image-count="0" meta:object-count="0" meta:page-count="9" meta:paragraph-count="90" meta:word-count="2205" meta:character-count="17483"/>
    <meta:user-defined meta:name="Info 1"/>
    <meta:user-defined meta:name="Info 2"/>
    <meta:user-defined meta:name="Info 3"/>
    <meta:user-defined meta:name="Info 4"/>
  </office:meta>
</office:document-meta>
</file>